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1" svg:font-family="Cambria" style:font-family-generic="roman"/>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Helvetica-Bold" svg:font-family="Helvetica-Bold"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style:font-name="Cambria" fo:font-size="14pt" fo:language="pt" fo:country="BR" officeooo:paragraph-rsid="00084136" style:font-size-asian="14pt" style:language-asian="en" style:country-asian="US" style:font-name-complex="Helvetica-Bold" style:font-size-complex="14pt" style:font-weight-complex="bold"/>
    </style:style>
    <style:style style:name="P2" style:family="paragraph" style:parent-style-name="Standard">
      <style:paragraph-properties fo:margin-left="0cm" fo:margin-right="0cm" fo:text-align="start" style:justify-single-word="false" fo:text-indent="0cm" style:auto-text-indent="false"/>
      <style:text-properties style:font-name="Cambria" fo:font-size="14pt" fo:language="pt" fo:country="BR" officeooo:paragraph-rsid="00084136" style:font-size-asian="14pt" style:language-asian="en" style:country-asian="US" style:font-name-complex="Helvetica-Bold" style:font-size-complex="14pt" style:font-weight-complex="bold"/>
    </style:style>
    <style:style style:name="P3" style:family="paragraph" style:parent-style-name="Standard">
      <style:paragraph-properties fo:margin-left="0cm" fo:margin-right="0cm" fo:text-align="start" style:justify-single-word="false" fo:text-indent="0cm" style:auto-text-indent="false"/>
      <style:text-properties style:font-name="Cambria" fo:font-size="12pt" fo:language="pt" fo:country="BR" officeooo:paragraph-rsid="00084136" style:font-size-asian="12pt" style:language-asian="en" style:country-asian="US" style:font-name-complex="Helvetica-Bold" style:font-size-complex="12pt" style:font-weight-complex="bold"/>
    </style:style>
    <style:style style:name="P4" style:family="paragraph" style:parent-style-name="Standard">
      <style:paragraph-properties fo:margin-left="0cm" fo:margin-right="0cm" fo:text-align="start" style:justify-single-word="false" fo:text-indent="0cm" style:auto-text-indent="false"/>
      <style:text-properties style:font-name="Cambria" fo:font-size="12pt" fo:language="pt" fo:country="BR" officeooo:paragraph-rsid="0010a7e9" style:font-size-asian="12pt" style:language-asian="en" style:country-asian="US" style:font-name-complex="Helvetica-Bold" style:font-size-complex="12pt"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font-name="Cambria" fo:font-size="12pt" fo:language="pt" fo:country="BR" officeooo:paragraph-rsid="00084136" style:font-size-asian="12pt" style:language-asian="en" style:country-asian="US" style:font-name-complex="Helvetica-Bold" style:font-size-complex="12pt" style:font-weight-complex="bold"/>
    </style:style>
    <style:style style:name="P6" style:family="paragraph" style:parent-style-name="Standard">
      <style:paragraph-properties fo:margin-left="0cm" fo:margin-right="0cm" fo:text-align="center" style:justify-single-word="false" fo:text-indent="0cm" style:auto-text-indent="false"/>
      <style:text-properties style:font-name="Cambria" fo:font-size="12pt" fo:language="pt" fo:country="BR" officeooo:paragraph-rsid="0010a7e9" style:font-size-asian="12pt" style:language-asian="en" style:country-asian="US" style:font-name-complex="Helvetica-Bold" style:font-size-complex="12pt" style:font-weight-complex="bold"/>
    </style:style>
    <style:style style:name="P7" style:family="paragraph" style:parent-style-name="Standard">
      <style:paragraph-properties fo:margin-left="0cm" fo:margin-right="0cm" fo:text-align="start" style:justify-single-word="false" fo:text-indent="0cm" style:auto-text-indent="false"/>
      <style:text-properties style:font-name="Cambria" fo:font-size="12pt" fo:language="pt" fo:country="BR" officeooo:rsid="000bf395" officeooo:paragraph-rsid="000bf395" style:font-size-asian="12pt" style:language-asian="en" style:country-asian="US" style:font-name-complex="Helvetica-Bold" style:font-size-complex="12pt" style:font-weight-complex="bold"/>
    </style:style>
    <style:style style:name="P8" style:family="paragraph" style:parent-style-name="Standard">
      <style:paragraph-properties fo:margin-left="0cm" fo:margin-right="0cm" fo:text-align="start" style:justify-single-word="false" fo:text-indent="0cm" style:auto-text-indent="false"/>
      <style:text-properties style:font-name="Cambria" fo:font-size="12pt" fo:language="pt" fo:country="BR" officeooo:rsid="000bf395" officeooo:paragraph-rsid="000c5df3" style:font-size-asian="12pt" style:language-asian="en" style:country-asian="US" style:font-name-complex="Helvetica-Bold" style:font-size-complex="12pt" style:font-weight-complex="bold"/>
    </style:style>
    <style:style style:name="P9" style:family="paragraph" style:parent-style-name="Standard">
      <style:paragraph-properties fo:margin-left="0cm" fo:margin-right="0cm" fo:text-align="start" style:justify-single-word="false" fo:text-indent="0cm" style:auto-text-indent="false"/>
      <style:text-properties style:font-name="Cambria" fo:font-size="12pt" fo:language="pt" fo:country="BR" officeooo:rsid="000bf395" officeooo:paragraph-rsid="000d60cd" style:font-size-asian="12pt" style:language-asian="en" style:country-asian="US" style:font-name-complex="Helvetica-Bold" style:font-size-complex="12pt" style:font-weight-complex="bold"/>
    </style:style>
    <style:style style:name="P10" style:family="paragraph" style:parent-style-name="Standard">
      <style:paragraph-properties fo:margin-left="0cm" fo:margin-right="0cm" fo:text-align="start" style:justify-single-word="false" fo:text-indent="0cm" style:auto-text-indent="false"/>
      <style:text-properties style:font-name="Cambria" fo:font-size="12pt" fo:language="pt" fo:country="BR" officeooo:rsid="000bf395" officeooo:paragraph-rsid="0010a7e9" style:font-size-asian="12pt" style:language-asian="en" style:country-asian="US" style:font-name-complex="Helvetica-Bold" style:font-size-complex="12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Cambria" fo:font-size="12pt" fo:language="pt" fo:country="BR" officeooo:rsid="000bf395" officeooo:paragraph-rsid="000bf395" style:font-size-asian="12pt" style:language-asian="en" style:country-asian="US" style:font-name-complex="Helvetica-Bold" style:font-size-complex="12pt" style:font-weight-complex="bold"/>
    </style:style>
    <style:style style:name="P12" style:family="paragraph" style:parent-style-name="Standard">
      <style:paragraph-properties fo:margin-left="0cm" fo:margin-right="0cm" fo:text-align="center" style:justify-single-word="false" fo:text-indent="0cm" style:auto-text-indent="false"/>
      <style:text-properties style:font-name="Cambria" fo:font-size="12pt" fo:language="pt" fo:country="BR" officeooo:rsid="000bf395" officeooo:paragraph-rsid="0010a7e9" style:font-size-asian="12pt" style:language-asian="en" style:country-asian="US" style:font-name-complex="Helvetica-Bold" style:font-size-complex="12pt" style:font-weight-complex="bold"/>
    </style:style>
    <style:style style:name="P13" style:family="paragraph" style:parent-style-name="Standard">
      <style:paragraph-properties fo:margin-left="0cm" fo:margin-right="0cm" fo:text-align="start" style:justify-single-word="false" fo:text-indent="0cm" style:auto-text-indent="false"/>
      <style:text-properties officeooo:paragraph-rsid="000c5df3"/>
    </style:style>
    <style:style style:name="P14" style:family="paragraph" style:parent-style-name="Standard">
      <style:paragraph-properties fo:margin-left="0cm" fo:margin-right="0cm" fo:text-align="start" style:justify-single-word="false" fo:text-indent="0cm" style:auto-text-indent="false"/>
      <style:text-properties officeooo:paragraph-rsid="000d60cd"/>
    </style:style>
    <style:style style:name="P15" style:family="paragraph" style:parent-style-name="Standard">
      <style:paragraph-properties fo:margin-left="0cm" fo:margin-right="0cm" fo:text-align="start" style:justify-single-word="false" fo:text-indent="0cm" style:auto-text-indent="false"/>
      <style:text-properties officeooo:paragraph-rsid="0010a7e9"/>
    </style:style>
    <style:style style:name="P16" style:family="paragraph" style:parent-style-name="Standard">
      <style:paragraph-properties fo:margin-left="0cm" fo:margin-right="0cm" fo:text-align="start" style:justify-single-word="false" fo:text-indent="0cm" style:auto-text-indent="false"/>
      <style:text-properties style:use-window-font-color="true" fo:font-size="12pt" officeooo:paragraph-rsid="000d60cd" fo:background-color="transparent" style:font-size-asian="12pt" style:font-size-complex="12pt"/>
    </style:style>
    <style:style style:name="P17" style:family="paragraph" style:parent-style-name="Standard">
      <style:paragraph-properties fo:margin-left="0cm" fo:margin-right="0cm" fo:text-align="start" style:justify-single-word="false" fo:text-indent="0cm" style:auto-text-indent="false"/>
      <style:text-properties style:use-window-font-color="true" style:font-name="Cambria1" fo:font-size="12pt" officeooo:paragraph-rsid="000d60cd" fo:background-color="transparent" style:font-size-asian="12pt" style:font-size-complex="12pt"/>
    </style:style>
    <style:style style:name="P18" style:family="paragraph" style:parent-style-name="Standard">
      <style:paragraph-properties fo:margin-left="0cm" fo:margin-right="0cm" fo:text-align="start" style:justify-single-word="false" fo:text-indent="0cm" style:auto-text-indent="false"/>
      <style:text-properties style:use-window-font-color="true" style:font-name="Cambria" fo:font-size="12pt" fo:language="pt" fo:country="BR" officeooo:rsid="000bf395" officeooo:paragraph-rsid="0010a7e9" fo:background-color="transparent" style:font-size-asian="12pt" style:language-asian="en" style:country-asian="US" style:font-name-complex="Helvetica-Bold" style:font-size-complex="12pt" style:font-weight-complex="bold"/>
    </style:style>
    <style:style style:name="P19" style:family="paragraph" style:parent-style-name="Standard">
      <style:paragraph-properties fo:margin-left="0cm" fo:margin-right="0cm" fo:text-align="start" style:justify-single-word="false" fo:text-indent="0cm" style:auto-text-indent="false"/>
    </style:style>
    <style:style style:name="T1" style:family="text">
      <style:text-properties style:font-name="Cambria" fo:font-size="12pt" fo:language="pt" fo:country="BR" officeooo:rsid="000bf395" style:font-size-asian="12pt" style:language-asian="en" style:country-asian="US" style:font-name-complex="Helvetica-Bold" style:font-size-complex="12pt" style:font-weight-complex="bold"/>
    </style:style>
    <style:style style:name="T2" style:family="text">
      <style:text-properties officeooo:rsid="000bf395"/>
    </style:style>
    <style:style style:name="T3" style:family="text">
      <style:text-properties fo:color="#000000" style:font-name="Monospace"/>
    </style:style>
    <style:style style:name="T4" style:family="text">
      <style:text-properties fo:color="#000000" style:font-name="Monospace" fo:font-size="10pt" fo:font-weight="bold" style:font-size-asian="10pt" style:font-weight-asian="bold"/>
    </style:style>
    <style:style style:name="T5" style:family="text">
      <style:text-properties fo:color="#000000" style:font-name="Monospace" fo:font-size="10pt" fo:font-weight="bold" fo:background-color="#d4d4d4" loext:char-shading-value="0" style:font-size-asian="10pt" style:font-weight-asian="bold"/>
    </style:style>
    <style:style style:name="T6" style:family="text">
      <style:text-properties fo:color="#000000" style:font-name="Monospace" fo:font-size="10pt" fo:font-weight="bold" fo:background-color="#e8f2fe" loext:char-shading-value="0" style:font-size-asian="10pt" style:font-weight-asian="bold"/>
    </style:style>
    <style:style style:name="T7" style:family="text">
      <style:text-properties fo:color="#000000" style:font-name="Monospace" fo:font-size="10pt" fo:font-weight="bold" fo:background-color="transparent" loext:char-shading-value="0" style:font-size-asian="10pt" style:font-weight-asian="bold"/>
    </style:style>
    <style:style style:name="T8" style:family="text">
      <style:text-properties fo:color="#000000" style:font-name="Monospace" fo:font-size="10pt" fo:font-weight="bold" fo:background-color="transparent" loext:char-shading-value="0" style:font-size-asian="10pt" style:font-weight-asian="bold"/>
    </style:style>
    <style:style style:name="T9" style:family="text">
      <style:text-properties fo:color="#000000" style:font-name="Monospace" fo:font-size="10pt" style:font-size-asian="10pt"/>
    </style:style>
    <style:style style:name="T10" style:family="text">
      <style:text-properties fo:color="#000000" style:font-name="Monospace" fo:font-size="10pt" fo:background-color="#e8f2fe" loext:char-shading-value="0" style:font-size-asian="10pt"/>
    </style:style>
    <style:style style:name="T11" style:family="text">
      <style:text-properties fo:color="#000000" style:font-name="Monospace" fo:font-size="10pt" fo:language="pt" fo:country="BR" fo:font-weight="bold" officeooo:rsid="000bf395" fo:background-color="#d4d4d4" loext:char-shading-value="0" style:font-size-asian="10pt" style:language-asian="en" style:country-asian="US" style:font-weight-asian="bold" style:font-name-complex="Helvetica-Bold" style:font-size-complex="12pt" style:font-weight-complex="bold"/>
    </style:style>
    <style:style style:name="T12" style:family="text">
      <style:text-properties fo:color="#000000" style:font-name="Monospace" fo:font-size="10pt" fo:language="pt" fo:country="BR" fo:font-weight="bold" officeooo:rsid="000bf395" style:font-size-asian="10pt" style:language-asian="en" style:country-asian="US" style:font-weight-asian="bold" style:font-name-complex="Helvetica-Bold" style:font-size-complex="12pt" style:font-weight-complex="bold"/>
    </style:style>
    <style:style style:name="T13" style:family="text">
      <style:text-properties fo:color="#000000" style:font-name="Monospace" fo:font-size="10pt" fo:language="pt" fo:country="BR" fo:font-weight="bold" officeooo:rsid="000bf395" fo:background-color="#e8f2fe" loext:char-shading-value="0" style:font-size-asian="10pt" style:language-asian="en" style:country-asian="US" style:font-weight-asian="bold" style:font-name-complex="Helvetica-Bold" style:font-size-complex="12pt" style:font-weight-complex="bold"/>
    </style:style>
    <style:style style:name="T14" style:family="text">
      <style:text-properties fo:color="#000000" style:font-name="Monospace" fo:font-size="10pt" fo:language="pt" fo:country="BR" fo:font-weight="bold" officeooo:rsid="000bf395" fo:background-color="#e8f2fe" loext:char-shading-value="0" style:font-size-asian="10pt" style:language-asian="en" style:country-asian="US" style:font-weight-asian="bold" style:font-name-complex="Helvetica-Bold" style:font-size-complex="12pt" style:font-weight-complex="bold"/>
    </style:style>
    <style:style style:name="T15" style:family="text">
      <style:text-properties fo:color="#000000" style:font-name="Monospace" fo:font-size="10pt" fo:language="pt" fo:country="BR" fo:font-weight="bold" officeooo:rsid="000bf395" fo:background-color="transparent" loext:char-shading-value="0" style:font-size-asian="10pt" style:language-asian="en" style:country-asian="US" style:font-weight-asian="bold" style:font-name-complex="Helvetica-Bold" style:font-size-complex="12pt" style:font-weight-complex="bold"/>
    </style:style>
    <style:style style:name="T16" style:family="text">
      <style:text-properties fo:color="#000000" style:font-name="Monospace" fo:font-size="10pt" fo:language="pt" fo:country="BR" fo:font-weight="bold" officeooo:rsid="000bf395" fo:background-color="transparent" loext:char-shading-value="0" style:font-size-asian="10pt" style:language-asian="en" style:country-asian="US" style:font-weight-asian="bold" style:font-name-complex="Helvetica-Bold" style:font-size-complex="12pt" style:font-weight-complex="bold"/>
    </style:style>
    <style:style style:name="T17" style:family="text">
      <style:text-properties fo:color="#000000" style:font-name="Monospace" fo:font-size="10pt" fo:language="pt" fo:country="BR" officeooo:rsid="000bf395" fo:background-color="#e8f2fe" loext:char-shading-value="0" style:font-size-asian="10pt" style:language-asian="en" style:country-asian="US" style:font-name-complex="Helvetica-Bold" style:font-size-complex="12pt" style:font-weight-complex="bold"/>
    </style:style>
    <style:style style:name="T18" style:family="text">
      <style:text-properties fo:color="#000000" style:font-name="Monospace" fo:font-size="10pt" fo:language="pt" fo:country="BR" officeooo:rsid="000bf395" fo:background-color="#e8f2fe" loext:char-shading-value="0" style:font-size-asian="10pt" style:language-asian="en" style:country-asian="US" style:font-name-complex="Helvetica-Bold" style:font-size-complex="12pt" style:font-weight-complex="bold"/>
    </style:style>
    <style:style style:name="T19" style:family="text">
      <style:text-properties fo:color="#000000" style:font-name="Monospace" fo:font-size="10pt" fo:language="pt" fo:country="BR" officeooo:rsid="000bf395" style:font-size-asian="10pt" style:language-asian="en" style:country-asian="US" style:font-name-complex="Helvetica-Bold" style:font-size-complex="12pt" style:font-weight-complex="bold"/>
    </style:style>
    <style:style style:name="T20" style:family="text">
      <style:text-properties fo:color="#000000" style:font-name="Monospace" fo:font-size="10pt" fo:background-color="transparent" loext:char-shading-value="0" style:font-size-asian="10pt"/>
    </style:style>
    <style:style style:name="T21" style:family="text">
      <style:text-properties fo:color="#000000" style:font-name="Monospace" fo:font-size="10pt" fo:background-color="transparent" loext:char-shading-value="0" style:font-size-asian="10pt"/>
    </style:style>
    <style:style style:name="T22" style:family="text">
      <style:text-properties fo:color="#000000" style:font-name="Monospace" fo:background-color="#e8f2fe" loext:char-shading-value="0"/>
    </style:style>
    <style:style style:name="T23" style:family="text">
      <style:text-properties fo:color="#000000" style:font-name="Monospace"/>
    </style:style>
    <style:style style:name="T24" style:family="text">
      <style:text-properties fo:color="#000000" style:font-name="Cambria" fo:font-size="12pt" fo:language="pt" fo:country="BR" officeooo:rsid="000bf395" style:font-size-asian="12pt" style:language-asian="en" style:country-asian="US" style:font-name-complex="Helvetica-Bold" style:font-size-complex="12pt" style:font-weight-complex="bold"/>
    </style:style>
    <style:style style:name="T25" style:family="text">
      <style:text-properties fo:color="#000000" style:font-name="Cambria" fo:font-size="12pt" fo:language="pt" fo:country="BR" officeooo:rsid="000d60cd" style:font-size-asian="12pt" style:language-asian="en" style:country-asian="US" style:font-name-complex="Helvetica-Bold" style:font-size-complex="12pt" style:font-weight-complex="bold"/>
    </style:style>
    <style:style style:name="T26" style:family="text">
      <style:text-properties fo:color="#8b0000" style:font-name="Monospace" fo:font-size="10pt" fo:font-weight="bold" style:font-size-asian="10pt" style:font-weight-asian="bold"/>
    </style:style>
    <style:style style:name="T27" style:family="text">
      <style:text-properties fo:color="#8b0000" style:font-name="Monospace" fo:font-size="10pt" fo:font-weight="bold" fo:background-color="#ffc1c1" loext:char-shading-value="0" style:font-size-asian="10pt" style:font-weight-asian="bold"/>
    </style:style>
    <style:style style:name="T28" style:family="text">
      <style:text-properties fo:color="#8b0000" style:font-name="Monospace" fo:font-size="10pt" fo:font-weight="bold" fo:background-color="#e8f2fe" loext:char-shading-value="0" style:font-size-asian="10pt" style:font-weight-asian="bold"/>
    </style:style>
    <style:style style:name="T29" style:family="text">
      <style:text-properties fo:color="#8b0000" style:font-name="Monospace" fo:font-size="10pt" fo:font-weight="bold" fo:background-color="transparent" loext:char-shading-value="0" style:font-size-asian="10pt" style:font-weight-asian="bold"/>
    </style:style>
    <style:style style:name="T30" style:family="text">
      <style:text-properties fo:color="#8b0000" style:font-name="Monospace" fo:font-size="10pt" fo:font-weight="bold" fo:background-color="transparent" loext:char-shading-value="0" style:font-size-asian="10pt" style:font-weight-asian="bold"/>
    </style:style>
    <style:style style:name="T31" style:family="text">
      <style:text-properties fo:color="#8b0000" style:font-name="Monospace" fo:font-size="10pt" fo:language="pt" fo:country="BR" fo:font-weight="bold" officeooo:rsid="000bf395" fo:background-color="#e8f2fe" loext:char-shading-value="0" style:font-size-asian="10pt" style:language-asian="en" style:country-asian="US" style:font-weight-asian="bold" style:font-name-complex="Helvetica-Bold" style:font-size-complex="12pt" style:font-weight-complex="bold"/>
    </style:style>
    <style:style style:name="T32" style:family="text">
      <style:text-properties fo:color="#8b0000" style:font-name="Monospace" fo:font-size="10pt" fo:language="pt" fo:country="BR" fo:font-weight="bold" officeooo:rsid="000bf395" fo:background-color="#e8f2fe" loext:char-shading-value="0" style:font-size-asian="10pt" style:language-asian="en" style:country-asian="US" style:font-weight-asian="bold" style:font-name-complex="Helvetica-Bold" style:font-size-complex="12pt" style:font-weight-complex="bold"/>
    </style:style>
    <style:style style:name="T33" style:family="text">
      <style:text-properties fo:color="#8b0000" style:font-name="Monospace" fo:font-size="10pt" fo:language="pt" fo:country="BR" fo:font-weight="bold" officeooo:rsid="000bf395" style:font-size-asian="10pt" style:language-asian="en" style:country-asian="US" style:font-weight-asian="bold" style:font-name-complex="Helvetica-Bold" style:font-size-complex="12pt" style:font-weight-complex="bold"/>
    </style:style>
    <style:style style:name="T34" style:family="text">
      <style:text-properties fo:color="#000080" style:font-name="Monospace" fo:font-size="10pt" fo:font-weight="bold" style:font-size-asian="10pt" style:font-weight-asian="bold"/>
    </style:style>
    <style:style style:name="T35" style:family="text">
      <style:text-properties officeooo:rsid="000d60cd"/>
    </style:style>
    <style:style style:name="T36" style:family="text">
      <style:text-properties style:font-name="Monospace"/>
    </style:style>
    <style:style style:name="T37" style:family="text">
      <style:text-properties style:font-name="Monospace" officeooo:rsid="0010a7e9"/>
    </style:style>
    <style:style style:name="T38" style:family="text">
      <style:text-properties style:use-window-font-color="true" style:font-name="Monospace" fo:font-size="10pt" fo:font-weight="bold" fo:background-color="#d4d4d4" loext:char-shading-value="0" style:font-size-asian="10pt" style:font-weight-asian="bold"/>
    </style:style>
    <style:style style:name="T39" style:family="text">
      <style:text-properties style:use-window-font-color="true" style:font-name="Monospace" fo:font-size="10pt" fo:font-weight="bold" fo:background-color="#ffc1c1" loext:char-shading-value="0" style:font-size-asian="10pt" style:font-weight-asian="bold"/>
    </style:style>
    <style:style style:name="T40" style:family="text">
      <style:text-properties style:use-window-font-color="true" style:font-name="Monospace" fo:font-size="10pt" fo:font-weight="bold" fo:background-color="transparent" loext:char-shading-value="0" style:font-size-asian="10pt" style:font-weight-asian="bold"/>
    </style:style>
    <style:style style:name="T41" style:family="text">
      <style:text-properties style:use-window-font-color="true" style:font-name="Monospace" fo:font-size="10pt" fo:font-weight="bold" fo:background-color="transparent" loext:char-shading-value="0" style:font-size-asian="10pt" style:font-weight-asian="bold"/>
    </style:style>
    <style:style style:name="T42" style:family="text">
      <style:text-properties style:use-window-font-color="true" style:font-name="Monospace" fo:font-size="10pt" fo:font-weight="bold" fo:background-color="transparent" loext:char-shading-value="0" style:font-size-asian="10pt" style:font-weight-asian="bold"/>
    </style:style>
    <style:style style:name="T43" style:family="text">
      <style:text-properties style:use-window-font-color="true" style:font-name="Monospace" fo:font-size="10pt" fo:font-weight="bold" fo:background-color="transparent" loext:char-shading-value="0" style:font-size-asian="10pt" style:font-weight-asian="bold"/>
    </style:style>
    <style:style style:name="T44" style:family="text">
      <style:text-properties style:use-window-font-color="true" style:font-name="Monospace" fo:font-size="10pt" fo:background-color="#e8f2fe" loext:char-shading-value="0" style:font-size-asian="10pt"/>
    </style:style>
    <style:style style:name="T45" style:family="text">
      <style:text-properties style:use-window-font-color="true" style:font-name="Monospace" fo:font-size="10pt" fo:background-color="transparent" loext:char-shading-value="0" style:font-size-asian="10pt"/>
    </style:style>
    <style:style style:name="T46" style:family="text">
      <style:text-properties style:use-window-font-color="true" style:font-name="Monospace" fo:font-size="10pt" fo:background-color="transparent" loext:char-shading-value="0" style:font-size-asian="10pt"/>
    </style:style>
    <style:style style:name="T47" style:family="text">
      <style:text-properties officeooo:rsid="0010a7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Case Study: Term Rewriting</text:p>
      <text:p text:style-name="P2"/>
      <text:p text:style-name="P7">6.1 <text:s/>Symbolic Differentiation</text:p>
      <text:p text:style-name="P9">WorkSheet <text:span text:style-name="T35">30</text:span></text:p>
      <text:p text:style-name="P9"/>
      <text:p text:style-name="P9">Consider the task of normalising sum expressions. For example, the</text:p>
      <text:p text:style-name="P9">sums (a+b)+(c+d) and (a+(b+(c+d))) may be normalised into a standard</text:p>
      <text:p text:style-name="P9">form that associates on the left: a+b+c+d, or equivalently, <text:span text:style-name="T35">((</text:span>a+b)+c)+d.</text:p>
      <text:p text:style-name="P14"><text:span text:style-name="T1">We wish to define a predicate normsum such that the goal </text:span><text:span text:style-name="T8">normsum</text:span><text:span text:style-name="T21">(</text:span><text:span text:style-name="T30">X</text:span><text:span text:style-name="T21">, </text:span><text:span text:style-name="T30">Y</text:span><text:span text:style-name="T21">)</text:span><text:span text:style-name="T1"> succeeds when the sum expression X normalises to Y. One method is to flatten the sum, then build up in normalised form. However, we will see below that this can be done in one pass. Here is </text:span><text:span text:style-name="T16">flat</text:span><text:span text:style-name="T21">(</text:span><text:span text:style-name="T30">A</text:span><text:span text:style-name="T21">, </text:span><text:span text:style-name="T30">B</text:span><text:span text:style-name="T21">, </text:span><text:span text:style-name="T30">C</text:span><text:span text:style-name="T21">)</text:span><text:span text:style-name="T1">, which flattens the sum A into the difference list B-C:</text:span></text:p>
      <text:p text:style-name="P14"><text:span text:style-name="T1"/></text:p>
      <text:p text:style-name="P14"><text:span text:style-name="T12">flat</text:span><text:span text:style-name="T9">(</text:span><text:span text:style-name="T26">X</text:span><text:span text:style-name="T9">+</text:span><text:span text:style-name="T26">Y</text:span><text:span text:style-name="T9">, </text:span><text:span text:style-name="T26">R1</text:span><text:span text:style-name="T9">-</text:span><text:span text:style-name="T26">R3</text:span><text:span text:style-name="T9">) :- !, </text:span><text:span text:style-name="T4">flat</text:span><text:span text:style-name="T9">(</text:span><text:span text:style-name="T26">X</text:span><text:span text:style-name="T9">, </text:span><text:span text:style-name="T26">R1</text:span><text:span text:style-name="T9">-</text:span><text:span text:style-name="T26">R2</text:span><text:span text:style-name="T9">), </text:span><text:span text:style-name="T4">flat</text:span><text:span text:style-name="T9">(</text:span><text:span text:style-name="T26">Y</text:span><text:span text:style-name="T9">, </text:span><text:span text:style-name="T26">R2</text:span><text:span text:style-name="T9">-</text:span><text:span text:style-name="T26">R3</text:span><text:span text:style-name="T9">).</text:span></text:p>
      <text:p text:style-name="P14"><text:span text:style-name="T4">flat</text:span><text:span text:style-name="T9">(</text:span><text:span text:style-name="T26">X</text:span><text:span text:style-name="T9">, [</text:span><text:span text:style-name="T26">X</text:span><text:span text:style-name="T9">|</text:span><text:span text:style-name="T26">Z</text:span><text:span text:style-name="T9">]-</text:span><text:span text:style-name="T26">Z</text:span><text:span text:style-name="T9">).</text:span></text:p>
      <text:p text:style-name="P14"><text:span text:style-name="T24"/></text:p>
      <text:p text:style-name="P14"><text:span text:style-name="T24">The difference 'thread' is Rl→</text:span><text:span text:style-name="T25"> </text:span><text:span text:style-name="T24">R2→</text:span><text:span text:style-name="T25"> </text:span><text:span text:style-name="T24">R3, and note the '!' to commit to the</text:span></text:p>
      <text:p text:style-name="P14"><text:span text:style-name="T24">first clause when a sum node is encountered.</text:span></text:p>
      <text:p text:style-name="P14"><text:span text:style-name="T24"/></text:p>
      <text:p text:style-name="P14"><text:span text:style-name="T24">Normalising is not obvious. One solution is to accumulate 'the tree</text:span></text:p>
      <text:p text:style-name="P14"><text:span text:style-name="T24">so far', and give it a new parent node each time an element is</text:span></text:p>
      <text:p text:style-name="P14"><text:span text:style-name="T24">encountered. So we are 'stacking up' nodes instead of inserting them.</text:span></text:p>
      <text:p text:style-name="P14"><text:span text:style-name="T24">We need a base case to terminate when the last element is encountered,</text:span></text:p>
      <text:p text:style-name="P14"><text:span text:style-name="T24">and a '!' to commit to the solution. A base case for nil is not required</text:span></text:p>
      <text:p text:style-name="P14"><text:span text:style-name="T24">because the flattened list will have at least two elements by definition.</text:span></text:p>
      <text:p text:style-name="P14"><text:span text:style-name="T24">The 'tree so far' in the second argument needs to be initialised with the</text:span></text:p>
      <text:p text:style-name="P14"><text:span text:style-name="T24">first element of the flattened list:</text:span></text:p>
      <text:p text:style-name="P14"><text:span text:style-name="T24"/></text:p>
      <text:p text:style-name="P14"><text:span text:style-name="T12">build</text:span><text:span text:style-name="T9">([</text:span><text:span text:style-name="T26">X</text:span><text:span text:style-name="T9">], </text:span><text:span text:style-name="T26">T</text:span><text:span text:style-name="T9">, </text:span><text:span text:style-name="T26">T</text:span><text:span text:style-name="T9"> +</text:span><text:span text:style-name="T26">X</text:span><text:span text:style-name="T9">) :- !.</text:span></text:p>
      <text:p text:style-name="P14"><text:span text:style-name="T4">build</text:span><text:span text:style-name="T9">([</text:span><text:span text:style-name="T26">H</text:span><text:span text:style-name="T9">|</text:span><text:span text:style-name="T26">L</text:span><text:span text:style-name="T9">], </text:span><text:span text:style-name="T26">T</text:span><text:span text:style-name="T9">, </text:span><text:span text:style-name="T26">Z</text:span><text:span text:style-name="T9">) :- </text:span><text:span text:style-name="T4">build</text:span><text:span text:style-name="T9">(</text:span><text:span text:style-name="T26">L</text:span><text:span text:style-name="T9">, </text:span><text:span text:style-name="T26">T</text:span><text:span text:style-name="T9"> +</text:span><text:span text:style-name="T26">H</text:span><text:span text:style-name="T9">, </text:span><text:span text:style-name="T26">Z</text:span><text:span text:style-name="T9">).</text:span></text:p>
      <text:p text:style-name="P14"><text:span text:style-name="T24"/></text:p>
      <text:p text:style-name="P14"><text:span text:style-name="T24">Thus, normalising X to get Y is defined by </text:span><text:span text:style-name="T12">normalise</text:span><text:span text:style-name="T19">(</text:span><text:span text:style-name="T33">A</text:span><text:span text:style-name="T19">, </text:span><text:span text:style-name="T33">C</text:span><text:span text:style-name="T19">):</text:span></text:p>
      <text:p text:style-name="P14"><text:span text:style-name="T24"/></text:p>
      <text:p text:style-name="P19"><text:span text:style-name="T4">normalise</text:span><text:span text:style-name="T9">(</text:span><text:span text:style-name="T26">A</text:span><text:span text:style-name="T9">, </text:span><text:span text:style-name="T26">C</text:span><text:span text:style-name="T9">) :- </text:span><text:span text:style-name="T4">flat</text:span><text:span text:style-name="T9">(</text:span><text:span text:style-name="T26">A</text:span><text:span text:style-name="T9">, </text:span><text:span text:style-name="T26">B</text:span><text:span text:style-name="T9">-[]), </text:span><text:span text:style-name="T26">B</text:span><text:span text:style-name="T9"> = [</text:span><text:span text:style-name="T26">TIL</text:span><text:span text:style-name="T9">], </text:span><text:span text:style-name="T4">build</text:span><text:span text:style-name="T9">(</text:span><text:span text:style-name="T26">L</text:span><text:span text:style-name="T9">, </text:span><text:span text:style-name="T26">T</text:span><text:span text:style-name="T9">, </text:span><text:span text:style-name="T26">C</text:span><text:span text:style-name="T9">).</text:span></text:p>
      <text:p text:style-name="P14"><text:span text:style-name="T10"/></text:p>
      <text:p text:style-name="P14"><text:span text:style-name="T10"/></text:p>
      <text:p text:style-name="P14">However, it is perfectly possible to do both flattening and building in</text:p>
      <text:p text:style-name="P14">one pass, getting a better program:</text:p>
      <text:p text:style-name="P14"/>
      <text:p text:style-name="P19"><text:span text:style-name="T4">normalise</text:span><text:span text:style-name="T9">(</text:span><text:span text:style-name="T26">X</text:span><text:span text:style-name="T9">, </text:span><text:span text:style-name="T26">Y</text:span><text:span text:style-name="T9">) :- </text:span><text:span text:style-name="T4">norm</text:span><text:span text:style-name="T9">(</text:span><text:span text:style-name="T26">X</text:span><text:span text:style-name="T9">, [], </text:span><text:span text:style-name="T26">V</text:span><text:span text:style-name="T9">).</text:span></text:p>
      <text:p text:style-name="P19"><text:span text:style-name="T4">norm</text:span><text:span text:style-name="T9">(</text:span><text:span text:style-name="T26">X</text:span><text:span text:style-name="T9">+</text:span><text:span text:style-name="T26">Y</text:span><text:span text:style-name="T9">, </text:span><text:span text:style-name="T26">A</text:span><text:span text:style-name="T9">, </text:span><text:span text:style-name="T26">C</text:span><text:span text:style-name="T9">) :- !, </text:span><text:span text:style-name="T4">norm</text:span><text:span text:style-name="T9">(</text:span><text:span text:style-name="T26">X</text:span><text:span text:style-name="T9">, </text:span><text:span text:style-name="T26">A</text:span><text:span text:style-name="T9">, </text:span><text:span text:style-name="T26">B</text:span><text:span text:style-name="T9">), </text:span><text:span text:style-name="T4">norm</text:span><text:span text:style-name="T9">(</text:span><text:span text:style-name="T26">Y</text:span><text:span text:style-name="T9">, </text:span><text:span text:style-name="T26">B</text:span><text:span text:style-name="T9">, </text:span><text:span text:style-name="T26">C</text:span><text:span text:style-name="T9">).</text:span></text:p>
      <text:p text:style-name="P19"><text:span text:style-name="T4">norm</text:span><text:span text:style-name="T9">(</text:span><text:span text:style-name="T26">X</text:span><text:span text:style-name="T9">, [], </text:span><text:span text:style-name="T26">X</text:span><text:span text:style-name="T9">) :- !.</text:span></text:p>
      <text:p text:style-name="P19"><text:span text:style-name="T4">norm</text:span><text:span text:style-name="T9">(</text:span><text:span text:style-name="T26">X</text:span><text:span text:style-name="T9">, </text:span><text:span text:style-name="T26">A</text:span><text:span text:style-name="T9">, </text:span><text:span text:style-name="T26">A</text:span><text:span text:style-name="T9">+</text:span><text:span text:style-name="T26">X</text:span><text:span text:style-name="T9">).</text:span></text:p>
      <text:p text:style-name="P14"><text:span text:style-name="T10"/></text:p>
      <text:p text:style-name="P17">Here the accumulator is used not only for differencing the elements, but</text:p>
      <text:p text:style-name="P17">also for building 'the tree so far'. The constant [] is used to represent the</text:p>
      <text:p text:style-name="P17">null accumulator, but there is no list processing as such.</text:p>
      <text:p text:style-name="P16"><text:span text:style-name="T36"/></text:p>
      <text:p text:style-name="P16"><text:span text:style-name="T36"/></text:p>
      <text:p text:style-name="P16"><text:span text:style-name="T36"/></text:p>
      <text:p text:style-name="P16"><text:span text:style-name="T36"/></text:p>
      <text:p text:style-name="P16"><text:span text:style-name="T36"/></text:p>
      <text:p text:style-name="P17"><text:soft-page-break/><text:span text:style-name="T47">6.2 </text:span>Matrix Products by Symbolic Algebra</text:p>
      <text:p text:style-name="P16"><text:span text:style-name="T36"/></text:p>
      <text:p text:style-name="P10">WorkSheet 9</text:p>
      <text:p text:style-name="P4">A mapping is a relation between two data structures x and y, where each component of y is <text:s/>related to x by some valuation on each component of x. Mapping is a powerful and general idea from which programs can be composed.</text:p>
      <text:p text:style-name="P4"/>
      <text:p text:style-name="P4">For example, suppose we are given an input list, and we wish to</text:p>
      <text:p text:style-name="P4">produce an output list whose elements are transformations of corres-</text:p>
      <text:p text:style-name="P4">ponding elements of the input list. This is called mapping the input list</text:p>
      <text:p text:style-name="P4">to the output list. We distinguish between full mapping, which maps</text:p>
      <text:p text:style-name="P4">each element of the input onto an element of the output, and partial</text:p>
      <text:p text:style-name="P4">mapping, which maps only some of the input elements onto output</text:p>
      <text:p text:style-name="P4">elements. To illustrate full and partial maps on lists, here is a full map</text:p>
      <text:p text:style-name="P4">which maps each element of a list to its double:</text:p>
      <text:p text:style-name="P4"/>
      <text:p text:style-name="P6">[1,2,3,4] →<text:span text:style-name="T2"> </text:span>[2,4,6,8]</text:p>
      <text:p text:style-name="P4"/>
      <text:p text:style-name="P10">WorkSheet 10</text:p>
      <text:p text:style-name="P10"/>
      <text:p text:style-name="P10">We shall first consider full mapping. A predicate that maps a list of</text:p>
      <text:p text:style-name="P10">integers onto their squares is as follows. Predicate sqlist is defined such</text:p>
      <text:p text:style-name="P15"><text:span text:style-name="T1">that the goal </text:span><text:span text:style-name="T42">sqlist</text:span><text:span text:style-name="T46">(</text:span><text:span text:style-name="T42">X</text:span><text:span text:style-name="T46">,</text:span><text:span text:style-name="T42">Y</text:span><text:span text:style-name="T46">)</text:span><text:span text:style-name="T1"> succeeds if Y is a list of the squares of the</text:span></text:p>
      <text:p text:style-name="P10">integers in X.</text:p>
      <text:p text:style-name="P10"><text:span text:style-name="T4"/></text:p>
      <text:p text:style-name="P10"><text:span text:style-name="T4">sqlist</text:span><text:span text:style-name="T9">([], []).</text:span></text:p>
      <text:p text:style-name="P10"><text:span text:style-name="T4">sqlist</text:span><text:span text:style-name="T9">([</text:span><text:span text:style-name="T26">X</text:span><text:span text:style-name="T9">|</text:span><text:span text:style-name="T26">T</text:span><text:span text:style-name="T9">), [</text:span><text:span text:style-name="T26">Y</text:span><text:span text:style-name="T9">|</text:span><text:span text:style-name="T26">L</text:span><text:span text:style-name="T9">)) :- </text:span><text:span text:style-name="T26">Y</text:span><text:span text:style-name="T9"> </text:span><text:span text:style-name="T34">is</text:span><text:span text:style-name="T9"> </text:span><text:span text:style-name="T26">X</text:span><text:span text:style-name="T9"> * </text:span><text:span text:style-name="T26">X</text:span><text:span text:style-name="T9">, </text:span><text:span text:style-name="T4">sqlist</text:span><text:span text:style-name="T9">(</text:span><text:span text:style-name="T26">T</text:span><text:span text:style-name="T9">, </text:span><text:span text:style-name="T26">L</text:span><text:span text:style-name="T9">).</text:span></text:p>
      <text:p text:style-name="P12"><text:span text:style-name="T9"/></text:p>
      <text:p text:style-name="P10">Using mapping we are creating a new list where each member of the</text:p>
      <text:p text:style-name="P10">new list is a transformed version of the corresponding element in the</text:p>
      <text:p text:style-name="P10">original list.</text:p>
      <text:p text:style-name="P18"><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1" svg:font-family="Cambria" style:font-family-generic="roman"/>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Helvetica-Bold" svg:font-family="Helvetica-Bold"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5:12:40.765671466</meta:creation-date>
    <dc:date>2018-11-30T12:18:05.434820211</dc:date>
    <meta:editing-duration>PT3H6M15S</meta:editing-duration>
    <meta:editing-cycles>3</meta:editing-cycles>
    <meta:generator>LibreOffice/6.1.2.1$Linux_X86_64 LibreOffice_project/10$Build-1</meta:generator>
    <meta:document-statistic meta:table-count="0" meta:image-count="0" meta:object-count="0" meta:page-count="2" meta:paragraph-count="54" meta:word-count="580" meta:character-count="3199" meta:non-whitespace-character-count="2671"/>
  </office:meta>
</office:document-meta>
</file>